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9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May 1890</text:p>
      <text:p text:style-name="P2">Month<text:tab/><text:tab/><text:tab/><text:tab/><text:tab/><text:tab/>May</text:p>
      <text:p text:style-name="P2">Year<text:tab/><text:tab/><text:tab/><text:tab/><text:tab/><text:tab/>1890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6">S. MORAIS,/</text:p>
      <text:p text:style-name="P6">546 N. Fifth St./</text:p>
      <text:p text:style-name="P7">Philadelphia, May(/)90/</text:p>
      <text:p text:style-name="P6"/>
      <text:p text:style-name="P6">[Front Cover--Recto]</text:p>
      <text:p text:style-name="P8">For Nasso about prayers/</text:p>
      <text:p text:style-name="P8"/>
      <text:p text:style-name="P6">[Front Cover--Verso]</text:p>
      <text:p text:style-name="P6">Profuse was each prince of the tribes in his gifts to the/ Sanctuary. <text:s/>The generosity was acknowledged by the/ inspired legislator, who rewarded it by a separate mention/ thereof, otherwise seemingly monotonous, but I miss/ an essential offering--that which is represented by thanks/ and praises to the Most High. <text:s/>Why was that wanting?/</text:p>
      <text:p text:style-name="P6"/>
      <text:p text:style-name="P6">[Page 1]</text:p>
      <text:p text:style-name="P6">Did our ancestors, under the ministration of Moses, ever hold <text:span text:style-name="T2">a</text:span><text:span text:style-name="T4">/ public </text:span><text:span text:style-name="T2">supplicatory worship?</text:span><text:span text:style-name="T4"> Divine services of thanksgiving and supplications? <text:s/>A definite answer to this/ question, which has been often asked, is not possible./ <text:s/>If we take simply the Hebrew scriptures as our guide, we/ shall search in vain for the prayers, constituting our fore-/-fathers' </text:span><text:span text:style-name="T2">divine service</text:span><text:span text:style-name="T4"> worship, during the forty years of their encam-/-ping in wildernesses; nor can we discover the trace of </text:span><text:span text:style-name="T2">any</text:span><text:span text:style-name="T4"> such/ </text:span><text:span text:style-name="T2">prayer uttering</text:span><text:span text:style-name="T4"> a worship by the people at large, till a num-/-ber of centuries later. <text:s/>We do meet quite early in our/ history with </text:span><text:soft-page-break/><text:span text:style-name="T2">intreaties</text:span><text:span text:style-name="T4"> invocations offered to God by single indivi-/-duals. <text:s/>Thus, without having recourse to Talmudical infe-/-rences, we clearly see that the founder of the Hebrew/ nation, made supplications to the Lord on several occa-/-sions, and most prominently in the first book of the Law stands the petition of Abraham/ on behalf of the sinful inhabitants of Sodom. <text:s/>The example/ of </text:span><text:span text:style-name="T2">our</text:span><text:span text:style-name="T4"> the </text:span><text:span text:style-name="T2">first</text:span><text:span text:style-name="T4"> patriarch</text:span><text:span text:style-name="T2">s</text:span><text:span text:style-name="T4"> from Ur Chasdim, must have been copied by his son, who/ is </text:span><text:span text:style-name="T2">mentioned as having gone to solitarily meditate,</text:span><text:span text:style-name="T4"> credited with meditating on </text:span><text:span text:style-name="T2">the contemplation of</text:span><text:span text:style-name="T4"> nature, or, as/ some render the expression [Hebrew]/ "Isaac went out to pray in the field towards evening time,"/</text:span></text:p>
      <text:p text:style-name="P6"><text:span text:style-name="T4"/></text:p>
      <text:p text:style-name="P6"><text:span text:style-name="T4">[Page 2]</text:span></text:p>
      <text:p text:style-name="P6"><text:span text:style-name="T4">and we learn that Jacob </text:span><text:span text:style-name="T2">vowed</text:span><text:span text:style-name="T4"> made a solemn vow to the Almighty, when/ he left home to go </text:span><text:span text:style-name="T2">among</text:span><text:span text:style-name="T4"> to the land of the stranger</text:span><text:span text:style-name="T2">s</text:span><text:span text:style-name="T4">, and </text:span><text:span text:style-name="T2">he</text:span><text:span text:style-name="T4"> be-/-sought heavenly protection when returning home after/ twenty years' absence, but fearing to meet his of-/-fended brother Esau. <text:s/>Still those incidents,/ and similar ones of remote times, are merely of a per-/sonal </text:span><text:span text:style-name="T2">not of a national</text:span><text:span text:style-name="T4"> character. <text:s/>The first </text:span><text:span text:style-name="T2">case</text:span><text:span text:style-name="T4"> instance/ chronicled of an apparently united intreaty[sic!] to the Lord is that of/ the Israelites in Egypt, for we read that when a tyrannic King had died their cry,/ or complaint, went up to God by reason of the/ bondage [Hebrew]. <text:s/>But we are/ left in total ignorance as to the nature and manner/ of their supplications. <text:s/>Our own minds/ would suggest that after the Tabernacle had been/ erected, a public supplicatory worship was instituted by the/ inspired leader of the tribes, for admitting, as we/ are forced to acknowledge, that it was not in their power/ always to offer daily sacrifices--demanding the possession/ of a vast stock of animals </text:span><text:span text:style-name="T2">yet</text:span><text:span text:style-name="T4"> nevertheless, the existence of a/ sanctuary, and of priests and levites, </text:span><text:span text:style-name="T2">set apart to officiate,</text:span><text:span text:style-name="T4">/ would seem to point to a devotional service of some kind. <text:s/>But no/ </text:span><text:span text:style-name="T2">account</text:span><text:span text:style-name="T4"> distinct </text:span><text:span text:style-name="T2">history</text:span><text:span text:style-name="T4"> account of it have the five books recorded./</text:span></text:p>
      <text:p text:style-name="P6"><text:span text:style-name="T4"/></text:p>
      <text:p text:style-name="P6"><text:span text:style-name="T4">[Page 3]</text:span></text:p>
      <text:p text:style-name="P6"><text:span text:style-name="T4">That the pure lips of Moses moved frequently in prayers we are/ certain, </text:span><text:span text:style-name="T2">from</text:span><text:span text:style-name="T4"> for from the moment that his yearning/ after the enslaved made him fear lest his interposi-/-tion do harm rather than good; as he exclaimed [Hebrew]/ [Hebrew] "Wherefore (O Lord) hast Thou sent me?"/ and through all the long and weary forty years of his/ faithful ministration, till he beheld from afar the approaching goal/ </text:span><text:span text:style-name="T2">of his wishes, frequent was</text:span><text:span text:style-name="T4"> which he was not destined to enjoy the imploring of his soul for/ guidance, for pardon and mercy </text:span><text:span text:style-name="T2">many a time</text:span><text:span text:style-name="T4"> ascended the heavens many a time. <text:s/>But the archprophet/ did not tell posterity whether the congregation also prayed, whether at the convocations which/ he was directed to appoint, the people </text:span><text:span text:style-name="T2">prayed</text:span><text:span text:style-name="T4"> unitedly thanked &amp; praised God. <text:s/>We/ may argue that they must have assembled for that purpose, because/ the very words [Hebrew] namely, calling together for/ holiness, gives </text:span><text:span text:style-name="T2">that</text:span><text:span text:style-name="T4"> our argument support, even if we/ lay aside whatever Rabbis or critics may have written/ on the subject. <text:s/>Still, ours would be only a reasonable/ supposition, not a plainly stated fact </text:span><text:span text:style-name="T2">to</text:span><text:span text:style-name="T4"> which we may cite as unquestionable. <text:s/>However,/ in my mind </text:span><text:span text:style-name="T2">what</text:span><text:span text:style-name="T4"> tradition invests that supposition/ with an almost scriptural authority I will explain./</text:span></text:p>
      <text:p text:style-name="P6"><text:span text:style-name="T4"/></text:p>
      <text:p text:style-name="P6"><text:span text:style-name="T4">[Page 4]</text:span></text:p>
      <text:p text:style-name="P6"><text:span text:style-name="T4">If we turn to the opening of the fourth book of psalms/--for all are aware that the Psalter because of its/ high value has been divided into five books to make it correspond to the/ Pentateuch--if we turn to it, we shall notice that the volume</text:span><text:span text:style-name="T2">s</text:span><text:span text:style-name="T4"> begins with/ a prayer breathed out by the arch-prophet. <text:s/>In lan-/-guage of deep pathos he describes the shortcoming/ of human life as the effect of sin, for whereas in for-/-mer ages to reach far beyond a hundred years was/ nearly every one's lot, now the score and ten only could/ be attained, </text:span><text:span text:style-name="T2">and</text:span><text:span text:style-name="T4"> or by reason of strength four score years./ <text:s/>The saintly suppliant calls upon Him who existed before/ the mountains were brought forth and in whose eyes a/ thousand years are like yesterday when it is passed/ and a watch in the night, to teach His people to/ number their days, so that they may apply their heart/ to wisdom. <text:s/>That invocation, worthy of a conspicuous/ place in that collection of soul-stirring compositions, which/ </text:span><text:span text:style-name="T2">are</text:span><text:span text:style-name="T4"> is our</text:span><text:span text:style-name="T2">s</text:span><text:span text:style-name="T4"> spiritual wealth, but which gentilism has </text:span><text:soft-page-break/><text:span text:style-name="T4">largely borrowed/ for its own use at devotional gatherings, that prayer/ of Moses the man of God, </text:span><text:span text:style-name="T2">doubtless</text:span><text:span text:style-name="T4"> had </text:span><text:span text:style-name="T2">as</text:span><text:span text:style-name="T4"> its origin doubtless in a sad event in/ our annals. <text:s/></text:span><text:span text:style-name="T2">as its origin.</text:span><text:span text:style-name="T4"> <text:s/>The decree had gone forth,/ the generation of adults that came out of Egypt must die in the wilderness,/</text:span></text:p>
      <text:p text:style-name="P6"><text:span text:style-name="T4"/></text:p>
      <text:p text:style-name="P6"><text:span text:style-name="T4">[Page 5]</text:span></text:p>
      <text:p text:style-name="P6"><text:span text:style-name="T4">but the leader of unshaken faith, he who firmly/ believed that God </text:span><text:span text:style-name="T2">turns man to contrition</text:span><text:span text:style-name="T4"> chastens for our ultimate good, saying: "Return/ ye children of man"; the great teacher, harbored no/ fear. <text:s/>God would </text:span><text:span text:style-name="T5">still</text:span><text:span text:style-name="T6"> show His saving power to/ the fathers, and manifest His glory unto their children./ <text:s/>Now, is it too extravagant an idea to hold that/ the same man of God </text:span><text:span text:style-name="T3">were</text:span><text:span text:style-name="T6"> who so fervently besought/ the Almighty for the sake of those he loved, though/ sinful; is it </text:span><text:span text:style-name="T3">now</text:span><text:span text:style-name="T6"> too unreasonable to think that he who/ wished that Israel might consider the fleeting stages/ of this existence, and wisely prepare for a life hereafter,/ should have taught the tribes also to lay their sup-/-plications at the altar of the Most High, petitioning/ for forgiveness and for tranquillity[sic!] of mind while on earth?/ <text:s/>I </text:span><text:span text:style-name="T3">judge</text:span><text:span text:style-name="T6"> deem it very rational so to </text:span><text:span text:style-name="T3">think surmise</text:span><text:span text:style-name="T6"> judge hence I contend that it/ is more than probable that long before the golden/ ear of our history </text:span><text:span text:style-name="T3">arose</text:span><text:span text:style-name="T6"> dawned when David, and his gifted/ associates, Heman, &amp; Asaph and Ethan and Jedulthan/ </text:span><text:span text:style-name="T3">of</text:span><text:span text:style-name="T6"> enriched us with the poetical effusions which re-/sounded in the Jerusalem Temple, our ancestors made/ their devotions, as instructed by the son of Amram and/ </text:span><text:span text:style-name="T3">Aaron</text:span><text:span text:style-name="T6"> his brother, and the Levites and the elders, in the Tabernacle round Sinai and Paran &amp; Kasoth./</text:span></text:p>
      <text:p text:style-name="P6"><text:span text:style-name="T6"/></text:p>
      <text:p text:style-name="P6"><text:span text:style-name="T6">[Page 6]</text:span></text:p>
      <text:p text:style-name="P6"><text:span text:style-name="T6">But there is a national prayer in the five </text:span><text:span text:style-name="T3">lo</text:span><text:span text:style-name="T6"> books which,/ though not intended to be </text:span><text:span text:style-name="T5">pronounced</text:span><text:span text:style-name="T6"> by the people,/ went up to God in unison of sentiments through </text:span><text:span text:style-name="T3">the</text:span><text:span text:style-name="T6"> uninhabited wildernesses/ in the days of Moses, ere it was carried over to Palestine,/ </text:span><text:span text:style-name="T3">it</text:span><text:span text:style-name="T6"> to remain with us during two captivities, and </text:span><text:span text:style-name="T3">it is</text:span><text:span text:style-name="T6"> be/ still uttered whenever Israel gather to worship the One God./ <text:s/>That prayer is chronicled in the section which we have/ read this morning. <text:s/>It is the holiest and the/ most comprehensive in its conciseness--the holiest be-/-cause it was reached down to us from heaven; the/ most comprehensive because it contains an entreaty/ for whatever mortals essentially need here below./ <text:s/>You understand that I allude to the threefold bles-/-sing the priests [Hebrew]. <text:s/>Verbal inspiration/ dictated it, for he who communed with the Lord was bid/ to impart it to Aaron and his sons precisely as received./ <text:s/>[Hebrew] <text:s/>"In this wise, ye shall bless the children of Israel"/ <text:s/>The first sentence having in the text three words, im-/-plores God for the gift and preservation of health; the/ second containing five, asks for </text:span><text:span text:style-name="T3">understanding</text:span><text:span text:style-name="T6"> an </text:span><text:span text:style-name="T3">enlightened</text:span><text:span text:style-name="T6"> illumined mind to pro-/ceed aright; the third comprising seven, petitions for the/ summary of all benedictions, peace outwardly and inwardly./</text:span></text:p>
      <text:p text:style-name="P6"><text:span text:style-name="T6"/></text:p>
      <text:p text:style-name="P6"><text:span text:style-name="T6">[Page 7]</text:span></text:p>
      <text:p text:style-name="P6"><text:span text:style-name="T6">That prayer intensely Hebrew in diction and spirit,/ has been ever since and will, to the end of time,/ hold prominence in Jewish worship. <text:s/>To me it is/ </text:span><text:span text:style-name="T3">the swee</text:span><text:span text:style-name="T6"> a sweet reminder </text:span><text:span text:style-name="T3">of</text:span><text:span text:style-name="T6"> I recall with profound emotions/ early days, when I heard that oldest and most sacred/ of ordained prayers, and I imagine yet to see fathers/ laying their </text:span><text:span text:style-name="T3">heads</text:span><text:span text:style-name="T6"> hands over the heads of their sons; mo-/-thers over the heads of their daughters, while the/ </text:span><text:span text:style-name="T5">Coharium</text:span><text:span text:style-name="T6"> at the </text:span><text:span text:style-name="T5">Duchan</text:span><text:span text:style-name="T6"> changed in </text:span><text:span text:style-name="T3">solemn</text:span><text:span text:style-name="T6"> impressive strains/ words which have floated through the immense space/ of ages, unaltered and unimpaired, just as God com-/-manded to be said by the undying progeny of him,/ on whose brows shone the token of his ministration/ [Hebrew] "Holy unto the Lord". <text:s/>Touching was that/ scene, peculiar perhaps with Italian Jews, for I have/ not witnessed it elsewhere, but in every city, in every/ town, in every village the joyful solemnity of our/ Biblical festivals is enhanced by the recital of/ that same benediction. <text:s/>Living miracle! <text:s/>The/ indestructible lineage of those divinely privileged/ to pronounce it, </text:span><text:span text:style-name="T3">state</text:span><text:span text:style-name="T6"> rehearse it still. <text:s/>Its/ discontinuance, under the impression that only unsullied/</text:span></text:p>
      <text:p text:style-name="P6"><text:span text:style-name="T6"/></text:p>
      <text:p text:style-name="P6"><text:span text:style-name="T6">[Page 8]</text:span></text:p>
      <text:p text:style-name="P6"><text:soft-page-break/><text:span text:style-name="T6">lips are fit to utter it, is an error, into which/ many have fallen, who do not reflect upon the/ closing verse. <text:s/>The Cohen is no more the bestower/ of the blessing than the reader of the Torah is the giver/ of the Law. <text:s/>The Cohen is simply the agent of the/ Deity who vouchsafes to employ human means. <text:s/>He/ is the guardian of that benediction communicated by/ the Supreme to Moses. <text:s/>He </text:span><text:span text:style-name="T3">call upon</text:span><text:span text:style-name="T6"> thrice invokes the name/ of the Author of all happiness, and God grants the/ blessing. <text:s/>[Hebrew]/</text:span></text:p>
      <text:p text:style-name="P6"><text:span text:style-name="T6">To restore the usage of the </text:span><text:span text:style-name="T5">Duchan</text:span><text:span text:style-name="T6"> service in our midst after many years/ of its determined discontinuance, might not be practi-/-cable, but in the absence of those who have a right to/ uplift their hands towards the people of God with words/ of Divine love, may their substitute be hearkened above./ <text:s/>When he </text:span><text:span text:style-name="T3">prays</text:span><text:span text:style-name="T6"> asks for the fruition of those gifts so precious,/ health, good understanding and peace to all who/ believe in the Universal Creator, may he be answered, as/ promised by the psalmist "The Lord is nigh to all/ who call upon Him, to all that call upon Him/ in truth."/ <text:s/>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21T13:35:01.89</meta:creation-date>
    <dc:date>2012-08-21T14:35:13.02</dc:date>
    <dc:creator>Penn Libraries</dc:creator>
    <meta:editing-duration>PT00H14M0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5" meta:word-count="1946" meta:character-count="11799"/>
  </office:meta>
</office:document-meta>
</file>